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9135a" officeooo:paragraph-rsid="00093748"/>
    </style:style>
    <style:style style:name="P2" style:family="paragraph" style:parent-style-name="Standard">
      <style:text-properties fo:font-size="11pt" officeooo:rsid="0009135a" officeooo:paragraph-rsid="0009135a" style:font-size-asian="11pt" style:font-size-complex="11pt"/>
    </style:style>
    <style:style style:name="P3" style:family="paragraph" style:parent-style-name="Standard">
      <style:text-properties fo:font-size="11pt" officeooo:rsid="0009135a" officeooo:paragraph-rsid="00093748" style:font-size-asian="11pt" style:font-size-complex="11pt"/>
    </style:style>
    <style:style style:name="P4" style:family="paragraph" style:parent-style-name="Standard">
      <style:text-properties fo:font-size="11pt" officeooo:rsid="0009135a" officeooo:paragraph-rsid="000adfb4" style:font-size-asian="11pt" style:font-size-complex="11pt"/>
    </style:style>
    <style:style style:name="P5" style:family="paragraph" style:parent-style-name="Standard">
      <style:text-properties fo:font-size="11pt" officeooo:rsid="00093748" officeooo:paragraph-rsid="00093748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9a544" officeooo:paragraph-rsid="0009a544" style:font-size-asian="11pt" style:font-size-complex="11pt"/>
    </style:style>
    <style:style style:name="P7" style:family="paragraph" style:parent-style-name="Standard">
      <style:text-properties fo:font-size="11pt" officeooo:rsid="0009a544" officeooo:paragraph-rsid="0009a544" style:font-size-asian="11pt" style:font-size-complex="11pt"/>
    </style:style>
    <style:style style:name="P8" style:family="paragraph" style:parent-style-name="Standard">
      <style:text-properties fo:font-size="11pt" officeooo:rsid="0009a544" officeooo:paragraph-rsid="000adfb4" style:font-size-asian="11pt" style:font-size-complex="11pt"/>
    </style:style>
    <style:style style:name="P9" style:family="paragraph" style:parent-style-name="Standard">
      <style:text-properties fo:font-size="11pt" officeooo:rsid="0009135a" officeooo:paragraph-rsid="000adfb4" style:font-size-asian="11pt" style:font-size-complex="11pt"/>
    </style:style>
    <style:style style:name="P10" style:family="paragraph" style:parent-style-name="Standard">
      <style:text-properties fo:font-size="11pt" officeooo:rsid="0009135a" officeooo:paragraph-rsid="000f547a" style:font-size-asian="11pt" style:font-size-complex="11pt"/>
    </style:style>
    <style:style style:name="P11" style:family="paragraph" style:parent-style-name="Standard">
      <style:text-properties fo:font-size="11pt" officeooo:rsid="0009135a" officeooo:paragraph-rsid="001135dc" style:font-size-asian="11pt" style:font-size-complex="11pt"/>
    </style:style>
    <style:style style:name="T1" style:family="text">
      <style:text-properties officeooo:rsid="00093748"/>
    </style:style>
    <style:style style:name="T2" style:family="text">
      <style:text-properties officeooo:rsid="0009a544"/>
    </style:style>
    <style:style style:name="T3" style:family="text">
      <style:text-properties officeooo:rsid="000adfb4"/>
    </style:style>
    <style:style style:name="T4" style:family="text">
      <style:text-properties officeooo:rsid="000ca57c"/>
    </style:style>
    <style:style style:name="T5" style:family="text">
      <style:text-properties officeooo:rsid="000daa06"/>
    </style:style>
    <style:style style:name="T6" style:family="text">
      <style:text-properties fo:color="#00a933" loext:opacity="100%" officeooo:rsid="000daa06"/>
    </style:style>
    <style:style style:name="T7" style:family="text">
      <style:text-properties officeooo:rsid="000e6556"/>
    </style:style>
    <style:style style:name="T8" style:family="text">
      <style:text-properties officeooo:rsid="000f40ff"/>
    </style:style>
    <style:style style:name="T9" style:family="text">
      <style:text-properties officeooo:rsid="000f547a"/>
    </style:style>
    <style:style style:name="T10" style:family="text">
      <style:text-properties officeooo:rsid="00105e67"/>
    </style:style>
    <style:style style:name="T11" style:family="text">
      <style:text-properties officeooo:rsid="00109e59"/>
    </style:style>
    <style:style style:name="T12" style:family="text">
      <style:text-properties officeooo:rsid="001250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1 : </text:p>
      <text:p text:style-name="P2"><text:tab/>-Nom : Livre</text:p>
      <text:p text:style-name="P2"><text:tab/>-Sémantique : contiens tout les livres de la bibliothèque</text:p>
      <text:p text:style-name="P2"><text:tab/>-Type : TE fort</text:p>
      <text:p text:style-name="P2"><text:tab/>-Description des attributs : </text:p>
      <text:p text:style-name="P2"><text:tab/><text:tab/>-attribut 1 :</text:p>
      <text:p text:style-name="P2"><text:tab/><text:tab/><text:tab/>-Nom : titre </text:p>
      <text:p text:style-name="P2"><text:tab/><text:tab/><text:tab/>-Sémantique : titre du livre</text:p>
      <text:p text:style-name="P2"><text:tab/><text:tab/><text:tab/>-Cardinalité : 1:1</text:p>
      <text:p text:style-name="P2"><text:tab/><text:tab/><text:tab/>-Dommaine : string</text:p>
      <text:p text:style-name="P2"><text:tab/><text:tab/>-attribut 2 :</text:p>
      <text:p text:style-name="P2"><text:tab/><text:tab/><text:tab/>-Nom : auteurs </text:p>
      <text:p text:style-name="P2"><text:tab/><text:tab/><text:tab/>-Sémantique : <text:span text:style-name="T6">liste</text:span> des auteurs </text:p>
      <text:p text:style-name="P2"><text:tab/><text:tab/><text:tab/>-Cardinalité : 1:n</text:p>
      <text:p text:style-name="P2"><text:tab/><text:tab/><text:tab/>-Dommaine : string</text:p>
      <text:p text:style-name="P2"><text:tab/><text:tab/>-attribut 3 :</text:p>
      <text:p text:style-name="P2"><text:tab/><text:tab/><text:tab/>-Nom : éditeur <text:s/></text:p>
      <text:p text:style-name="P2"><text:tab/><text:tab/><text:tab/>-Sémantique : nom de la maison d’édition</text:p>
      <text:p text:style-name="P2"><text:tab/><text:tab/><text:tab/>-Cardinalité : 1:1</text:p>
      <text:p text:style-name="P2"><text:tab/><text:tab/><text:tab/>-Dommaine : string</text:p>
      <text:p text:style-name="P2"><text:tab/><text:tab/>-attribut 4 :</text:p>
      <text:p text:style-name="P2"><text:tab/><text:tab/><text:tab/>-Nom : numéro </text:p>
      <text:p text:style-name="P2"><text:tab/><text:tab/><text:tab/>-Sémantique : numéro unique <text:span text:style-name="T8">permétant</text:span><text:span text:style-name="T9">­</text:span> d’identifier un livre précis</text:p>
      <text:p text:style-name="P2"><text:tab/><text:tab/><text:tab/>-Cardinalité : 1:1</text:p>
      <text:p text:style-name="P2"><text:tab/><text:tab/><text:tab/>-Dommaine : int</text:p>
      <text:p text:style-name="P2"><text:tab/><text:tab/>-attribut 5 :</text:p>
      <text:p text:style-name="P2"><text:tab/><text:tab/><text:tab/>-Nom : état </text:p>
      <text:p text:style-name="P2"><text:tab/><text:tab/><text:tab/>-Sémantique : état du livre (neuf, bien, moyen, ...) </text:p>
      <text:p text:style-name="P2"><text:tab/><text:tab/><text:tab/>-Cardinalité : 1:1</text:p>
      <text:p text:style-name="P2"><text:tab/><text:tab/><text:tab/>-Dommaine : char</text:p>
      <text:p text:style-name="P2"><text:tab/><text:tab/>-attribut 6 :</text:p>
      <text:p text:style-name="P2"><text:tab/><text:tab/><text:tab/>-Nom : date d’achat </text:p>
      <text:p text:style-name="P2"><text:tab/><text:tab/><text:tab/>-Sémantique : date d’achat du livre </text:p>
      <text:p text:style-name="P2"><text:tab/><text:tab/><text:tab/>-Sous atributs ;</text:p>
      <text:p text:style-name="P2"><text:tab/><text:tab/><text:tab/><text:tab/>-sous-attribut 1 :</text:p>
      <text:p text:style-name="P2"><text:tab/><text:tab/><text:tab/><text:tab/><text:tab/>-Nom : jour </text:p>
      <text:p text:style-name="P2"><text:tab/><text:tab/><text:tab/><text:tab/><text:tab/>-Sémantique : jour d’achat du livre</text:p>
      <text:p text:style-name="P2"><text:tab/><text:tab/><text:tab/><text:tab/><text:tab/>-Cardinalité : 1:1</text:p>
      <text:p text:style-name="P2"><text:tab/><text:tab/><text:tab/><text:tab/><text:tab/>-Dommaine : int</text:p>
      <text:p text:style-name="P2"><text:tab/><text:tab/><text:tab/>-sous-attribut 2 :</text:p>
      <text:p text:style-name="P2"><text:tab/><text:tab/><text:tab/><text:tab/><text:tab/>-Nom : mois </text:p>
      <text:p text:style-name="P2"><text:tab/><text:tab/><text:tab/><text:tab/><text:tab/>-Sémantique : mois d’achat du livre</text:p>
      <text:p text:style-name="P2"><text:tab/><text:tab/><text:tab/><text:tab/><text:tab/>-Cardinalité : 1:1</text:p>
      <text:p text:style-name="P2"><text:tab/><text:tab/><text:tab/><text:tab/><text:tab/>-Dommaine : int</text:p>
      <text:p text:style-name="P2"><text:tab/><text:tab/><text:tab/>-sous-attribut 3 :</text:p>
      <text:p text:style-name="P2"><text:tab/><text:tab/><text:tab/><text:tab/><text:tab/>-Nom : année </text:p>
      <text:p text:style-name="P2"><text:tab/><text:tab/><text:tab/><text:tab/><text:tab/>-Sémantique : année d’achat du livre</text:p>
      <text:p text:style-name="P2"><text:tab/><text:tab/><text:tab/><text:tab/><text:tab/>-Cardinalité : 1:1</text:p>
      <text:p text:style-name="P2"><text:tab/><text:tab/><text:tab/><text:tab/><text:tab/>-Dommaine : int</text:p>
      <text:p text:style-name="P2"><text:tab/><text:tab/><text:tab/>-<text:span text:style-name="T1">Cardinalité : 1:1</text:span></text:p>
      <text:p text:style-name="P2"><text:tab/><text:tab/><text:tab/>-<text:span text:style-name="T1">Domaine : date</text:span></text:p>
      <text:p text:style-name="P2"><text:tab/>-<text:span text:style-name="T1">Identifiant : numéro</text:span></text:p>
      <text:p text:style-name="P10"><text:tab/>-<text:span text:style-name="T1">CI : </text:span></text:p>
      <text:p text:style-name="P10"><text:span text:style-name="T1"><text:tab/><text:tab/>-date d’achat &lt; date courante et date d’achat &lt;date d’emprint<text:tab/></text:span></text:p>
      <text:p text:style-name="P10"><text:tab/><text:tab/>-<text:span text:style-name="T9">propriété de la date classico</text:span></text:p>
      <text:p text:style-name="P5"><text:soft-page-break/>TE2 :</text:p>
      <text:p text:style-name="P5"><text:tab/>-Nom : Client</text:p>
      <text:p text:style-name="P5"><text:tab/>-Sémantique : client de la bibliothèque </text:p>
      <text:p text:style-name="P5"><text:tab/>-Type : Te fort</text:p>
      <text:p text:style-name="P5"><text:tab/>-description des attributs : </text:p>
      <text:p text:style-name="P3"><text:tab/><text:tab/>-attribut <text:span text:style-name="T1">1</text:span> :</text:p>
      <text:p text:style-name="P1"><text:tab/><text:tab/><text:tab/>-Nom : <text:span text:style-name="T1">nom</text:span> <text:s/></text:p>
      <text:p text:style-name="P1"><text:tab/><text:tab/><text:tab/>-Sémantique : nom <text:span text:style-name="T1">du client</text:span></text:p>
      <text:p text:style-name="P1"><text:tab/><text:tab/><text:tab/>-Cardinalité : 1:1</text:p>
      <text:p text:style-name="P3"><text:tab/><text:tab/><text:tab/>-Dommaine : string</text:p>
      <text:p text:style-name="P3"><text:tab/><text:tab/>-attribut <text:span text:style-name="T1">2</text:span> :</text:p>
      <text:p text:style-name="P1"><text:tab/><text:tab/><text:tab/>-Nom : <text:span text:style-name="T1">prénoms</text:span></text:p>
      <text:p text:style-name="P1"><text:tab/><text:tab/><text:tab/>-Sémantique : <text:span text:style-name="T1">pré</text:span>nom<text:span text:style-name="T1">s</text:span> <text:span text:style-name="T10">du client </text:span></text:p>
      <text:p text:style-name="P1"><text:tab/><text:tab/><text:tab/>-Cardinalité : 1:<text:span text:style-name="T1">n</text:span></text:p>
      <text:p text:style-name="P3"><text:tab/><text:tab/><text:tab/>-Dommaine : string</text:p>
      <text:p text:style-name="P3"><text:tab/><text:tab/>-attribut 3 :</text:p>
      <text:p text:style-name="P1"><text:tab/><text:tab/><text:tab/>-Nom : <text:span text:style-name="T1">caution</text:span> <text:s/></text:p>
      <text:p text:style-name="P1"><text:tab/><text:tab/><text:tab/>-Sémantique : <text:span text:style-name="T1">niveau de la caution</text:span></text:p>
      <text:p text:style-name="P1"><text:tab/><text:tab/><text:tab/>-Cardinalité : 1:<text:span text:style-name="T1">1</text:span></text:p>
      <text:p text:style-name="P3"><text:tab/><text:tab/><text:tab/>-Dommaine : <text:span text:style-name="T1">int</text:span></text:p>
      <text:p text:style-name="P3"><text:tab/><text:tab/>-attribut <text:span text:style-name="T1">4</text:span> :</text:p>
      <text:p text:style-name="P1"><text:tab/><text:tab/><text:tab/>-Nom : <text:span text:style-name="T1">adresse</text:span> <text:s/></text:p>
      <text:p text:style-name="P1"><text:tab/><text:tab/><text:tab/>-Sémantique : <text:span text:style-name="T1">adresse du client</text:span></text:p>
      <text:p text:style-name="P1"><text:tab/><text:tab/><text:tab/>-<text:span text:style-name="T1">Sous attributs :</text:span></text:p>
      <text:p text:style-name="P1"><text:tab/><text:tab/><text:tab/><text:tab/>-<text:span text:style-name="T1">Sous attribut 1 :</text:span></text:p>
      <text:p text:style-name="P1"><text:tab/><text:tab/><text:tab/><text:tab/><text:tab/>-<text:span text:style-name="T1">Nom : rue</text:span></text:p>
      <text:p text:style-name="P1"><text:tab/><text:tab/><text:tab/><text:tab/><text:tab/>-<text:span text:style-name="T1">Sémantique : nom et numéro de la rue</text:span></text:p>
      <text:p text:style-name="P1"><text:tab/><text:tab/><text:tab/><text:tab/><text:tab/>-<text:span text:style-name="T1">Cardianlité:1:1</text:span></text:p>
      <text:p text:style-name="P1"><text:tab/><text:tab/><text:tab/><text:tab/><text:tab/>-<text:span text:style-name="T1">Domaine : string</text:span></text:p>
      <text:p text:style-name="P1"><text:tab/><text:tab/><text:tab/><text:tab/>-<text:span text:style-name="T1">Sous attribut 2 :</text:span></text:p>
      <text:p text:style-name="P1"><text:tab/><text:tab/><text:tab/><text:tab/><text:tab/>-<text:span text:style-name="T1">Nom : ville</text:span></text:p>
      <text:p text:style-name="P1"><text:tab/><text:tab/><text:tab/><text:tab/><text:tab/>-<text:span text:style-name="T1">Sémantique : nom de la ville</text:span></text:p>
      <text:p text:style-name="P1"><text:tab/><text:tab/><text:tab/><text:tab/><text:tab/>-<text:span text:style-name="T1">Cardianlité:1:1</text:span></text:p>
      <text:p text:style-name="P1"><text:tab/><text:tab/><text:tab/><text:tab/><text:tab/>-<text:span text:style-name="T1">Domaine : string</text:span></text:p>
      <text:p text:style-name="P1"><text:tab/><text:tab/><text:tab/><text:tab/>-<text:span text:style-name="T1">Sous attribut 3 :</text:span></text:p>
      <text:p text:style-name="P1"><text:tab/><text:tab/><text:tab/><text:tab/><text:tab/>-<text:span text:style-name="T1">Nom : code postal</text:span></text:p>
      <text:p text:style-name="P1"><text:tab/><text:tab/><text:tab/><text:tab/><text:tab/>-<text:span text:style-name="T1">Sémantique : numéro du code postale de la ville en question</text:span></text:p>
      <text:p text:style-name="P1"><text:tab/><text:tab/><text:tab/><text:tab/><text:tab/>-<text:span text:style-name="T1">Cardianlité:1:1</text:span></text:p>
      <text:p text:style-name="P1"><text:tab/><text:tab/><text:tab/><text:tab/><text:tab/>-<text:span text:style-name="T1">Domaine : int</text:span></text:p>
      <text:p text:style-name="P1"><text:tab/><text:tab/><text:tab/>-Cardinalité : 1:1</text:p>
      <text:p text:style-name="P3"><text:tab/><text:tab/>-attribut <text:span text:style-name="T1">5</text:span> :</text:p>
      <text:p text:style-name="P1"><text:tab/><text:tab/><text:tab/>-Nom : <text:span text:style-name="T1">num_client</text:span> <text:s/></text:p>
      <text:p text:style-name="P1"><text:tab/><text:tab/><text:tab/>-Sémantique : <text:span text:style-name="T1">numéro permétant d’identifier le client et unique pour chaque <text:tab/><text:tab/><text:tab/><text:tab/><text:tab/>client </text:span></text:p>
      <text:p text:style-name="P1"><text:tab/><text:tab/><text:tab/>-Cardinalité : 1:<text:span text:style-name="T1">1</text:span></text:p>
      <text:p text:style-name="P3"><text:tab/><text:tab/><text:tab/>-Dommaine : <text:span text:style-name="T1">int</text:span></text:p>
      <text:p text:style-name="P3"><text:tab/>-<text:span text:style-name="T2">Identifiant : num_client</text:span></text:p>
      <text:p text:style-name="P11"><text:tab/>-<text:span text:style-name="T2">CI : <text:tab/>- </text:span><text:span text:style-name="T12">L</text:span><text:span text:style-name="T4">e numéro_cliebt dois être unique </text:span></text:p>
      <text:p text:style-name="P11"><text:span text:style-name="T4"><text:tab/><text:tab/>- </text:span><text:span text:style-name="T12">Le</text:span><text:span text:style-name="T11"> code postal dosi être en accord avec la ville </text:span></text:p>
      <text:p text:style-name="P3"/>
      <text:p text:style-name="P6">TA1 :</text:p>
      <text:p text:style-name="P7"><text:tab/>-Nom : Emrpint</text:p>
      <text:p text:style-name="P7"><text:tab/>-Sémantique : Contiens les informations sur les emprints des livres réalisé par un client au cours des 3 derniers mois</text:p>
      <text:p text:style-name="P7"><text:tab/>-Type: TA fort</text:p>
      <text:p text:style-name="P7"><text:tab/>-<text:span text:style-name="T3">attributs :</text:span></text:p>
      <text:p text:style-name="P7"><text:tab/><text:tab/>-<text:span text:style-name="T3">attribut 1 :</text:span></text:p>
      <text:p text:style-name="P4"><text:tab/><text:tab/><text:tab/>-Nom : date <text:span text:style-name="T3">d’emprint</text:span> </text:p>
      <text:p text:style-name="P4"><text:tab/><text:tab/><text:tab/>-Sémantique : date <text:span text:style-name="T3">d’emprint</text:span> du livre </text:p>
      <text:p text:style-name="P4"><text:tab/><text:tab/><text:tab/>-Sous atributs ;</text:p>
      <text:p text:style-name="P4"><text:tab/><text:tab/><text:tab/><text:tab/>-sous-attribut 1 :</text:p>
      <text:p text:style-name="P4"><text:tab/><text:tab/><text:tab/><text:tab/><text:tab/>-Nom : jour </text:p>
      <text:p text:style-name="P4"><text:tab/><text:tab/><text:tab/><text:tab/><text:tab/>-Sémantique : jour <text:span text:style-name="T3">d’emprint</text:span> du livre</text:p>
      <text:p text:style-name="P4"><text:tab/><text:tab/><text:tab/><text:tab/><text:tab/>-Cardinalité : 1:1</text:p>
      <text:p text:style-name="P4"><text:tab/><text:tab/><text:tab/><text:tab/><text:tab/>-Dommaine : int</text:p>
      <text:p text:style-name="P4"><text:tab/><text:tab/><text:tab/><text:tab/>-sous-attribut 2 :</text:p>
      <text:p text:style-name="P4"><text:tab/><text:tab/><text:tab/><text:tab/><text:tab/>-Nom : mois </text:p>
      <text:p text:style-name="P4"><text:tab/><text:tab/><text:tab/><text:tab/><text:tab/>-Sémantique : mois <text:span text:style-name="T3">d’emprint</text:span> du livre</text:p>
      <text:p text:style-name="P4"><text:tab/><text:tab/><text:tab/><text:tab/><text:tab/>-Cardinalité : 1:1</text:p>
      <text:p text:style-name="P4"><text:tab/><text:tab/><text:tab/><text:tab/><text:tab/>-Dommaine : int</text:p>
      <text:p text:style-name="P4"><text:tab/><text:tab/><text:tab/><text:tab/>-sous-attribut 3 :</text:p>
      <text:p text:style-name="P4"><text:tab/><text:tab/><text:tab/><text:tab/><text:tab/>-Nom : année </text:p>
      <text:p text:style-name="P4"><text:tab/><text:tab/><text:tab/><text:tab/><text:tab/>-Sémantique : année <text:span text:style-name="T3">d’emprint</text:span> du livre</text:p>
      <text:p text:style-name="P4"><text:tab/><text:tab/><text:tab/><text:tab/><text:tab/>-Cardinalité : 1:1</text:p>
      <text:p text:style-name="P4"><text:tab/><text:tab/><text:tab/><text:tab/><text:tab/>-Dommaine : int</text:p>
      <text:p text:style-name="P4"><text:tab/><text:tab/><text:tab/>-<text:span text:style-name="T5">Cardinalité : 1:1</text:span></text:p>
      <text:p text:style-name="P4"><text:tab/><text:tab/>-<text:span text:style-name="T3">attribut 2 :</text:span></text:p>
      <text:p text:style-name="P4"><text:tab/><text:tab/><text:tab/>-Nom : date <text:span text:style-name="T3">de retour</text:span> </text:p>
      <text:p text:style-name="P4"><text:tab/><text:tab/><text:tab/>-Sémantique : date d’achat du livre </text:p>
      <text:p text:style-name="P4"><text:tab/><text:tab/><text:tab/>-Sous atributs ;</text:p>
      <text:p text:style-name="P4"><text:tab/><text:tab/><text:tab/><text:tab/>-sous-attribut 1 :</text:p>
      <text:p text:style-name="P4"><text:tab/><text:tab/><text:tab/><text:tab/><text:tab/>-Nom : jour </text:p>
      <text:p text:style-name="P4"><text:tab/><text:tab/><text:tab/><text:tab/><text:tab/>-Sémantique : jour <text:span text:style-name="T3">de retour</text:span> du livre</text:p>
      <text:p text:style-name="P4"><text:tab/><text:tab/><text:tab/><text:tab/><text:tab/>-Cardinalité : 1:1</text:p>
      <text:p text:style-name="P4"><text:tab/><text:tab/><text:tab/><text:tab/><text:tab/>-Dommaine : int</text:p>
      <text:p text:style-name="P4"><text:tab/><text:tab/><text:tab/><text:tab/>-sous-attribut 2 :</text:p>
      <text:p text:style-name="P4"><text:tab/><text:tab/><text:tab/><text:tab/><text:tab/>-Nom : mois </text:p>
      <text:p text:style-name="P4"><text:tab/><text:tab/><text:tab/><text:tab/><text:tab/>-Sémantique : mois <text:span text:style-name="T3">de retour</text:span> du livre</text:p>
      <text:p text:style-name="P4"><text:tab/><text:tab/><text:tab/><text:tab/><text:tab/>-Cardinalité : 1:1</text:p>
      <text:p text:style-name="P4"><text:tab/><text:tab/><text:tab/><text:tab/><text:tab/>-Dommaine : int</text:p>
      <text:p text:style-name="P4"><text:tab/><text:tab/><text:tab/><text:tab/>-sous-attribut 3 :</text:p>
      <text:p text:style-name="P4"><text:tab/><text:tab/><text:tab/><text:tab/><text:tab/>-Nom : année </text:p>
      <text:p text:style-name="P4"><text:tab/><text:tab/><text:tab/><text:tab/><text:tab/>-Sémantique : année <text:span text:style-name="T3">de retour</text:span> du livre</text:p>
      <text:p text:style-name="P4"><text:tab/><text:tab/><text:tab/><text:tab/><text:tab/>-Cardinalité : <text:span text:style-name="T3">0</text:span>:1<text:tab/><text:tab/><text:tab/><text:tab/><text:tab/></text:p>
      <text:p text:style-name="P4"><text:tab/><text:tab/><text:tab/><text:tab/><text:tab/>-Dommaine : int</text:p>
      <text:p text:style-name="P4"><text:tab/><text:tab/><text:tab/>-<text:span text:style-name="T7">Cardinalité: 1:1</text:span></text:p>
      <text:p text:style-name="P8"><text:tab/>-Identifiant : numéro, num_clien, date d’emprint</text:p>
      <text:p text:style-name="P8"><text:tab/>-CI : Le client peu emprinter entre 1 et 10 livres selon la caution</text:p>
      <text:p text:style-name="P2"><text:tab/><text:tab/><text:tab/><text:tab/><text:tab/><text:tab/><text:tab/><text:tab/></text:p>
      <text:p text:style-name="P2"><text:tab/><text:tab/><text:tab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5:54:02.394670406</meta:creation-date>
    <dc:date>2023-09-08T10:00:40.363698381</dc:date>
    <meta:editing-duration>PT46M35S</meta:editing-duration>
    <meta:editing-cycles>14</meta:editing-cycles>
    <meta:generator>LibreOffice/7.6.0.3$Linux_X86_64 LibreOffice_project/60$Build-3</meta:generator>
    <meta:document-statistic meta:table-count="0" meta:image-count="0" meta:object-count="0" meta:page-count="3" meta:paragraph-count="152" meta:word-count="606" meta:character-count="3850" meta:non-whitespace-character-count="2837"/>
  </office:meta>
</office:document-meta>
</file>